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bf1c" officeooo:paragraph-rsid="0016bf1c" style:font-size-asian="17.5pt" style:font-size-complex="20pt"/>
    </style:style>
    <style:style style:name="P2" style:family="paragraph" style:parent-style-name="Standard" style:list-style-name="L1">
      <style:text-properties fo:font-size="20pt" officeooo:rsid="0016bf1c" officeooo:paragraph-rsid="0016bf1c" style:font-size-asian="17.5pt" style:font-size-complex="20pt"/>
    </style:style>
    <style:style style:name="P3" style:family="paragraph" style:parent-style-name="Standard" style:list-style-name="L1">
      <style:text-properties fo:font-size="20pt" officeooo:rsid="00173a16" officeooo:paragraph-rsid="00173a16" style:font-size-asian="17.5pt" style:font-size-complex="20pt"/>
    </style:style>
    <style:style style:name="P4" style:family="paragraph" style:parent-style-name="Standard">
      <style:text-properties fo:font-size="20pt" officeooo:rsid="00173a16" officeooo:paragraph-rsid="00173a16" style:font-size-asian="17.5pt" style:font-size-complex="20pt"/>
    </style:style>
    <style:style style:name="P5" style:family="paragraph" style:parent-style-name="Standard">
      <style:text-properties fo:font-size="13pt" officeooo:rsid="0016bf1c" officeooo:paragraph-rsid="0016bf1c" style:font-size-asian="13pt" style:font-size-complex="13pt"/>
    </style:style>
    <style:style style:name="P6" style:family="paragraph" style:parent-style-name="Standard" style:list-style-name="L3">
      <style:text-properties fo:font-size="13pt" officeooo:rsid="00183088" officeooo:paragraph-rsid="00183088" style:font-size-asian="13pt" style:font-size-complex="13pt"/>
    </style:style>
    <style:style style:name="P7" style:family="paragraph" style:parent-style-name="Standard">
      <style:text-properties fo:font-size="13pt" officeooo:rsid="00183088" officeooo:paragraph-rsid="00183088" style:font-size-asian="13pt" style:font-size-complex="13pt"/>
    </style:style>
    <style:style style:name="P8" style:family="paragraph" style:parent-style-name="Standard" style:list-style-name="L3">
      <style:text-properties fo:font-size="13pt" style:text-underline-style="none" fo:font-weight="bold" officeooo:rsid="00183088" officeooo:paragraph-rsid="00186f7a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none" fo:font-weight="bold" officeooo:rsid="00183088" officeooo:paragraph-rsid="00186f7a" style:font-size-asian="13pt" style:font-weight-asian="bold" style:font-size-complex="13pt" style:font-weight-complex="bold"/>
    </style:style>
    <style:style style:name="P10" style:family="paragraph" style:parent-style-name="Standard" style:list-style-name="L3">
      <style:text-properties fo:font-size="13pt" style:text-underline-style="none" fo:font-weight="bold" officeooo:rsid="00185a91" officeooo:paragraph-rsid="00185a91" style:font-size-asian="13pt" style:font-weight-asian="bold" style:font-size-complex="13pt" style:font-weight-complex="bold"/>
    </style:style>
    <style:style style:name="P11" style:family="paragraph" style:parent-style-name="Standard" style:list-style-name="L8">
      <style:text-properties fo:font-size="13pt" style:text-underline-style="none" fo:font-weight="bold" officeooo:rsid="00185a91" officeooo:paragraph-rsid="00185a91" style:font-size-asian="13pt" style:font-weight-asian="bold" style:font-size-complex="13pt" style:font-weight-complex="bold"/>
    </style:style>
    <style:style style:name="P12" style:family="paragraph" style:parent-style-name="Standard" style:list-style-name="L3">
      <style:text-properties fo:font-size="13pt" style:text-underline-style="none" fo:font-weight="normal" officeooo:rsid="00186f7a" officeooo:paragraph-rsid="00186f7a" style:font-size-asian="13pt" style:font-weight-asian="normal" style:font-size-complex="13pt" style:font-weight-complex="normal"/>
    </style:style>
    <style:style style:name="P13" style:family="paragraph" style:parent-style-name="Standard" style:list-style-name="L8">
      <style:text-properties fo:font-size="13pt" fo:font-style="italic" style:text-underline-style="none" fo:font-weight="normal" officeooo:rsid="00185a91" officeooo:paragraph-rsid="00185a91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 style:list-style-name="L11">
      <style:text-properties fo:font-size="13pt" fo:font-weight="bold" officeooo:rsid="00186f7a" officeooo:paragraph-rsid="00186f7a" style:font-size-asian="13pt" style:font-weight-asian="bold" style:font-size-complex="13pt" style:font-weight-complex="bold"/>
    </style:style>
    <style:style style:name="P15" style:family="paragraph" style:parent-style-name="Standard" style:list-style-name="L5">
      <style:text-properties officeooo:paragraph-rsid="00183088"/>
    </style:style>
    <style:style style:name="P16" style:family="paragraph" style:parent-style-name="Standard">
      <style:text-properties officeooo:paragraph-rsid="00183088"/>
    </style:style>
    <style:style style:name="P17" style:family="paragraph" style:parent-style-name="Standard" style:list-style-name="L9">
      <style:text-properties officeooo:paragraph-rsid="00186f7a"/>
    </style:style>
    <style:style style:name="P18" style:family="paragraph" style:parent-style-name="Standard" style:list-style-name="L10">
      <style:text-properties officeooo:paragraph-rsid="00186f7a"/>
    </style:style>
    <style:style style:name="T1" style:family="text">
      <style:text-properties officeooo:rsid="00173a16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86f7a" style:font-style-asian="italic" style:font-weight-asian="normal" style:font-style-complex="italic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6f7a" style:font-weight-asian="normal" style:font-weight-complex="normal"/>
    </style:style>
    <style:style style:name="T10" style:family="text">
      <style:text-properties fo:font-size="13pt" officeooo:rsid="00183088" style:font-size-asian="13pt" style:font-size-complex="13pt"/>
    </style:style>
    <style:style style:name="T11" style:family="text">
      <style:text-properties fo:font-size="13pt" style:text-underline-style="none" fo:font-weight="bold" officeooo:rsid="00183088" style:font-size-asian="13pt" style:font-weight-asian="bold" style:font-size-complex="13pt" style:font-weight-complex="bold"/>
    </style:style>
    <style:style style:name="T12" style:family="text">
      <style:text-properties fo:font-size="13pt" style:text-underline-style="none" fo:font-weight="normal" officeooo:rsid="00183088" style:font-size-asian="13pt" style:font-weight-asian="normal" style:font-size-complex="13pt" style:font-weight-complex="normal"/>
    </style:style>
    <style:style style:name="T13" style:family="text">
      <style:text-properties fo:font-size="13pt" fo:font-style="italic" style:text-underline-style="none" fo:font-weight="normal" officeooo:rsid="00186f7a" style:font-size-asian="13pt" style:font-style-asian="italic" style:font-weight-asian="normal" style:font-size-complex="13pt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86f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30542179" text:style-name="L1">
        <text:list-item>
          <text:p text:style-name="P2">Zadanie 1</text:p>
        </text:list-item>
      </text:list>
      <text:p text:style-name="P5"><text:span text:style-name="T2">(5pt)</text:span> Wytłumacz jakie pliki zawierają katalogi <text:span text:style-name="T6">/dev</text:span> oraz <text:span text:style-name="T6">/proc</text:span>. Wykorzystując polecenie <text:span text:style-name="T6">dd</text:span> odczytaj pierwszy sektor z dysku głównego (uwaga na prawa dostępu) lub podpiętego pendrive'a i wyświetl przez <text:span text:style-name="T6">hexdump -C</text:span>. Z katalogu <text:span text:style-name="T6">proc</text:span> wyświetl informacje o pamięci, procesorze i partycjach. </text:p>
      <text:p text:style-name="P5"/>
      <text:list xml:id="list3660891615" text:style-name="L3">
        <text:list-item>
          <text:p text:style-name="P6">Katalogi:</text:p>
        </text:list-item>
      </text:list>
      <text:list xml:id="list796266315" text:style-name="L5">
        <text:list-item>
          <text:p text:style-name="P15"><text:span text:style-name="T11">/dev -</text:span><text:span text:style-name="T12"> od devices, znajdujące się w nim pliki to pliki pośredniczące w komunikacji system- urządzenia. Nie są to faktyczne pliki na dysku.</text:span></text:p>
        </text:list-item>
        <text:list-item>
          <text:p text:style-name="P15"><text:span text:style-name="T11">/proc –</text:span><text:span text:style-name="T12"> od processes, jest katalogiem wirtualnym, znajdują się w nim dane o aktualnie uruchomionych procesach</text:span></text:p>
        </text:list-item>
      </text:list>
      <text:p text:style-name="P16"><text:span text:style-name="T12"/></text:p>
      <text:list xml:id="list200459133846742" text:continue-list="list3660891615" text:style-name="L3">
        <text:list-item>
          <text:p text:style-name="P12">Sektor i pendrive hexump</text:p>
        </text:list-item>
      </text:list>
      <text:list xml:id="list2217858342" text:style-name="L9">
        <text:list-item>
          <text:p text:style-name="P17"><text:span text:style-name="T13">pierwszy sektor dysku głównego </text:span></text:p>
        </text:list-item>
      </text:list>
      <text:list xml:id="list200459341100504" text:continue-list="list200459133846742" text:style-name="L3">
        <text:list-header>
          <text:p text:style-name="P8">sudo dd if=/dev/nvme0n1 bs=1 count=1k | hexdump -C</text:p>
        </text:list-header>
      </text:list>
      <text:p text:style-name="P9"><text:tab/></text:p>
      <text:list xml:id="list1589035149" text:style-name="L10">
        <text:list-item>
          <text:p text:style-name="P18"><text:span text:style-name="T13">pendrive</text:span></text:p>
        </text:list-item>
      </text:list>
      <text:p text:style-name="P9"><text:tab/>sudo dd if=/dev/disk/by-id/usb-<text:tab/>Kingston_DataTraveler_3.0_1831BFBBBED1B310A95F0050-0\:0-part1 bs=1 <text:tab/>count=1k | hexdump -C</text:p>
      <text:p text:style-name="P7"/>
      <text:list xml:id="list200459928539349" text:continue-list="list200459341100504" text:style-name="L3">
        <text:list-item>
          <text:p text:style-name="P10"><text:span text:style-name="T8">Informacje z katalogu </text:span><text:span text:style-name="T4">proc <text:s/></text:span><text:span text:style-name="T3">cd proc &gt; ls - l <text:s/>| grep partition/ mem/ cpu</text:span><text:span text:style-name="T14"> &gt; cat</text:span></text:p>
        </text:list-item>
      </text:list>
      <text:list xml:id="list537702327" text:style-name="L8">
        <text:list-item>
          <text:p text:style-name="P11"><text:span text:style-name="T4">partycje</text:span> –<text:span text:style-name="T8"> </text:span>cat <text:span text:style-name="T14">proc/partitions</text:span></text:p>
        </text:list-item>
        <text:list-item>
          <text:p text:style-name="P11"><text:span text:style-name="T4">pamięć</text:span> <text:span text:style-name="T3">- </text:span><text:span text:style-name="T8"><text:s/></text:span>cat proc/meminfo</text:p>
        </text:list-item>
        <text:list-item>
          <text:p text:style-name="P13">procesor – <text:span text:style-name="T15">cat pro/cpuinfo</text:span></text:p>
        </text:list-item>
      </text:list>
      <text:p text:style-name="P1"/>
      <text:list xml:id="list200459459190690" text:continue-list="list1230542179" text:style-name="L1">
        <text:list-item>
          <text:p text:style-name="P2">Zadanie <text:span text:style-name="T1">2</text:span></text:p>
        </text:list-item>
      </text:list>
      <text:p text:style-name="P5"><text:span text:style-name="T2">(5pt)</text:span> Zapoznaj się z programem <text:span text:style-name="T6">ps</text:span> (<text:span text:style-name="T6">man ps</text:span>). Naucz się posługiwać tym programem, aby umieć sprawdzać co najmniej istnienie i parametry wybranych procesów (PID procesu i rodzica, stan procesu, priorytet, nice, ilość pamięci, zużycie czasu procesora). Uruchom też kilka terminali pokaż jakie urządzenie tty wykorzystują. Wykonując komendę <text:span text:style-name="T6">ps axjf</text:span> pokaż wszystkie procesy które podpięte są do tych terminali (kolumna TTY). </text:p>
      <text:p text:style-name="P5"/>
      <text:list xml:id="list2643731252" text:style-name="L11">
        <text:list-item>
          <text:p text:style-name="P14">Ps<text:span text:style-name="T8"> – wyświetla informacje o wyselekcjonowanych aktywnych procesach.</text:span></text:p>
        </text:list-item>
      </text:list>
      <text:p text:style-name="P1"/>
      <text:list xml:id="list200458793977104" text:continue-list="list200459459190690" text:style-name="L1">
        <text:list-item>
          <text:p text:style-name="P3">Zadanie 3</text:p>
        </text:list-item>
      </text:list>
      <text:p text:style-name="P4"/>
      <text:list xml:id="list200459367102853" text:continue-numbering="true" text:style-name="L1">
        <text:list-item>
          <text:p text:style-name="P3">Zadanie 4</text:p>
        </text:list-item>
      </text:list>
      <text:p text:style-name="P4"/>
      <text:list xml:id="list200459793575039" text:continue-numbering="true" text:style-name="L1">
        <text:list-item>
          <text:p text:style-name="P3">Zadanie 5</text:p>
        </text:list-item>
      </text:list>
      <text:p text:style-name="P4"/>
      <text:list xml:id="list200458143121455" text:continue-numbering="true" text:style-name="L1">
        <text:list-item>
          <text:p text:style-name="P3">Zadanie 6</text:p>
        </text:list-item>
      </text:list>
      <text:p text:style-name="P4"><text:soft-page-break/></text:p>
      <text:list xml:id="list200459040437752" text:continue-numbering="true" text:style-name="L1">
        <text:list-item>
          <text:p text:style-name="P3">Zadanie 7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02:42.378670882</meta:creation-date>
    <dc:date>2019-10-24T20:04:57.822737610</dc:date>
    <meta:editing-duration>PT1M22S</meta:editing-duration>
    <meta:editing-cycles>1</meta:editing-cycles>
    <meta:document-statistic meta:table-count="0" meta:image-count="0" meta:object-count="0" meta:page-count="2" meta:paragraph-count="23" meta:word-count="231" meta:character-count="1508" meta:non-whitespace-character-count="1304"/>
    <meta:generator>LibreOffice/6.2.7.1$Linux_X86_64 LibreOffice_project/20$Build-1</meta:generator>
  </office:meta>
</office:document-meta>
</file>